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5.433cm" fo:margin-left="0cm" fo:margin-top="0cm" fo:margin-bottom="0cm" table:align="left" style:writing-mode="lr-tb"/>
    </style:style>
    <style:style style:name="Tableau1.A" style:family="table-column">
      <style:table-column-properties style:column-width="5.433cm"/>
    </style:style>
    <style:style style:name="Tableau1.1" style:family="table-row">
      <style:table-row-properties style:min-row-height="26.264cm" fo:keep-together="auto"/>
    </style:style>
    <style:style style:name="Tableau1.A1" style:family="table-cell">
      <style:table-cell-properties fo:background-color="#b8cce4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635cm" fo:margin-bottom="0.494cm" loext:contextual-spacing="false" fo:line-height="100%" fo:text-align="center" style:justify-single-word="false"/>
    </style:style>
    <style:style style:name="P3" style:family="paragraph" style:parent-style-name="Standard">
      <style:paragraph-properties fo:margin-left="0.4cm" fo:margin-right="0cm" fo:margin-top="0.212cm" fo:margin-bottom="0.494cm" loext:contextual-spacing="false" fo:line-height="100%" fo:text-indent="0cm" style:auto-text-indent="false"/>
    </style:style>
    <style:style style:name="P4" style:family="paragraph" style:parent-style-name="Standard">
      <style:paragraph-properties fo:margin-left="0.4cm" fo:margin-right="0cm" fo:margin-top="1.058cm" fo:margin-bottom="1.058cm" loext:contextual-spacing="false" fo:line-height="100%" fo:text-indent="0cm" style:auto-text-indent="false"/>
    </style:style>
    <style:style style:name="P5" style:family="paragraph" style:parent-style-name="Standard">
      <style:paragraph-properties fo:margin-left="0.4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top="0.423cm" fo:margin-bottom="0.353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423cm" fo:margin-bottom="0.353cm" loext:contextual-spacing="false" fo:line-height="100%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11" style:family="paragraph" style:parent-style-name="Standard">
      <style:paragraph-properties fo:margin-left="5.699cm" fo:margin-right="0cm" fo:margin-top="0.635cm" fo:margin-bottom="0.353cm" loext:contextual-spacing="false" fo:text-align="center" style:justify-single-word="false" fo:text-indent="0cm" style:auto-text-indent="false"/>
    </style:style>
    <style:style style:name="P12" style:family="paragraph" style:parent-style-name="lieu0">
      <style:paragraph-properties fo:margin-left="6.2cm" fo:margin-right="0cm" fo:margin-top="0.635cm" fo:margin-bottom="0.423cm" loext:contextual-spacing="false" fo:text-indent="0cm" style:auto-text-indent="false">
        <style:tab-stops>
          <style:tab-stop style:position="9.753cm"/>
        </style:tab-stops>
      </style:paragraph-properties>
    </style:style>
    <style:style style:name="P13" style:family="paragraph" style:parent-style-name="lieu0">
      <style:paragraph-properties fo:margin-left="6.2cm" fo:margin-right="0cm" fo:margin-top="0cm" fo:margin-bottom="0cm" loext:contextual-spacing="false" fo:text-indent="0cm" style:auto-text-indent="false">
        <style:tab-stops>
          <style:tab-stop style:position="9.753cm"/>
        </style:tab-stops>
      </style:paragraph-properties>
    </style:style>
    <style:style style:name="P14" style:family="paragraph" style:parent-style-name="lieu0">
      <style:paragraph-properties fo:margin-left="6.2cm" fo:margin-right="0cm" fo:margin-top="0cm" fo:margin-bottom="0.353cm" loext:contextual-spacing="false" fo:text-indent="0cm" style:auto-text-indent="false">
        <style:tab-stops>
          <style:tab-stop style:position="9.753cm"/>
        </style:tab-stops>
      </style:paragraph-properties>
    </style:style>
    <style:style style:name="P15" style:family="paragraph" style:parent-style-name="lieu1">
      <style:paragraph-properties fo:margin-left="6.2cm" fo:margin-right="0cm" fo:margin-top="0.635cm" fo:margin-bottom="0.212cm" loext:contextual-spacing="false" fo:text-indent="0cm" style:auto-text-indent="false"/>
    </style:style>
    <style:style style:name="P16" style:family="paragraph" style:parent-style-name="lieu1">
      <style:paragraph-properties fo:margin-left="6.2cm" fo:margin-right="0cm" fo:margin-top="0cm" fo:margin-bottom="0cm" loext:contextual-spacing="false" fo:text-indent="0cm" style:auto-text-indent="false"/>
    </style:style>
    <style:style style:name="P17" style:family="paragraph" style:parent-style-name="lieu2">
      <style:paragraph-properties fo:margin-left="6.2cm" fo:margin-right="0cm" fo:margin-top="0.635cm" fo:margin-bottom="0.212cm" loext:contextual-spacing="false" fo:text-indent="0cm" style:auto-text-indent="false"/>
    </style:style>
    <style:style style:name="P18" style:family="paragraph" style:parent-style-name="lieu2">
      <style:paragraph-properties fo:margin-left="6.2cm" fo:margin-right="0cm" fo:margin-top="0cm" fo:margin-bottom="0cm" loext:contextual-spacing="false" fo:text-indent="0cm" style:auto-text-indent="false"/>
    </style:style>
    <style:style style:name="P19" style:family="paragraph" style:parent-style-name="lieu3">
      <style:paragraph-properties fo:margin-left="6.2cm" fo:margin-right="0cm" fo:margin-top="0.635cm" fo:margin-bottom="0.212cm" loext:contextual-spacing="false" fo:text-indent="0cm" style:auto-text-indent="false"/>
    </style:style>
    <style:style style:name="P20" style:family="paragraph" style:parent-style-name="lieu3">
      <style:paragraph-properties fo:margin-left="6.2cm" fo:margin-right="0cm" fo:margin-top="0cm" fo:margin-bottom="0cm" loext:contextual-spacing="false" fo:text-indent="0cm" style:auto-text-indent="false"/>
    </style:style>
    <style:style style:name="P21" style:family="paragraph" style:parent-style-name="lieu4">
      <style:paragraph-properties fo:margin-left="6.2cm" fo:margin-right="0cm" fo:margin-top="0.635cm" fo:margin-bottom="0.212cm" loext:contextual-spacing="false" fo:text-indent="0cm" style:auto-text-indent="false"/>
    </style:style>
    <style:style style:name="P22" style:family="paragraph" style:parent-style-name="lieu4">
      <style:paragraph-properties fo:margin-left="6.2cm" fo:margin-right="0cm" fo:margin-top="0cm" fo:margin-bottom="0cm" loext:contextual-spacing="false" fo:text-indent="0cm" style:auto-text-indent="false"/>
    </style:style>
    <style:style style:name="P23" style:family="paragraph" style:parent-style-name="Normal_20__28_Web_29_">
      <style:paragraph-properties fo:margin-left="6.2cm" fo:margin-right="0cm" fo:margin-top="0.635cm" fo:margin-bottom="0cm" loext:contextual-spacing="false" fo:text-indent="0cm" style:auto-text-indent="false"/>
    </style:style>
    <style:style style:name="P24" style:family="paragraph" style:parent-style-name="Normal_20__28_Web_29_">
      <style:paragraph-properties fo:margin-left="6.2cm" fo:margin-right="0cm" fo:margin-top="0cm" fo:margin-bottom="0cm" loext:contextual-spacing="false" fo:text-indent="0cm" style:auto-text-indent="false"/>
    </style:style>
    <style:style style:name="P25" style:family="paragraph" style:parent-style-name="Normal_20__28_Web_29_">
      <style:paragraph-properties fo:margin-left="6.2cm" fo:margin-right="0cm" fo:margin-top="0cm" fo:margin-bottom="0.423cm" loext:contextual-spacing="false" fo:text-indent="0cm" style:auto-text-indent="false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1pt" style:font-size-asian="11pt" style:font-size-complex="11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T6" style:family="text">
      <style:text-properties fo:color="#548dd4" style:font-name="Times New Roman" fo:font-size="20pt" fo:font-weight="bold" style:font-size-asian="20pt" style:font-weight-asian="bold" style:font-name-complex="Times New Roman1" style:font-size-complex="20pt"/>
    </style:style>
    <style:style style:name="T7" style:family="text">
      <style:text-properties fo:color="#548dd4" style:font-name="Times New Roman" fo:font-size="18pt" fo:font-weight="bold" style:font-size-asian="18pt" style:font-weight-asian="bold" style:font-name-complex="Times New Roman1" style:font-size-complex="1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1.155cm" svg:y="2.013cm" svg:width="5.433cm" draw:z-index="0"><draw:text-box fo:min-height="0cm"><table:table table:name="Tableau1" table:style-name="Tableau1"><table:table-column table:style-name="Tableau1.A"/><table:table-row table:style-name="Tableau1.1"><table:table-cell table:style-name="Tableau1.A1" office:value-type="string"><text:p text:style-name="P2"><text:span text:style-name="T1">Brossard Mélissa</text:span></text:p><text:p text:style-name="P5"><text:span text:style-name="T2">13 rue du pré du Temple</text:span></text:p><text:p text:style-name="P5"><text:span text:style-name="T2">85230 Saint-Gervais</text:span></text:p><text:p text:style-name="P5"><text:span text:style-name="T5"></text:span><text:span text:style-name="T2"> 06-16-50-08-05</text:span></text:p><text:p text:style-name="P5"><text:a xlink:type="simple" xlink:href="mailto:m.brossard@live.fr" text:style-name="Internet_20_link" text:visited-style-name="Visited_20_Internet_20_Link"><text:span text:style-name="T2">m.brossard@live.fr</text:span></text:a></text:p><text:p text:style-name="P3"><text:span text:style-name="T2">Née le 06/07/1993</text:span></text:p><text:p text:style-name="P4"><text:span text:style-name="T2">Rigoureuse, Attentive, <text:s/>J’apprends seule et rapidement, j’aime le travail en groupe.</text:span></text:p><text:p text:style-name="P6"><text:span text:style-name="T1">Mon LinkedIn :</text:span></text:p><text:p text:style-name="P6"><text:a xlink:type="simple" xlink:href="https://www.linkedin.com/in/mélissa-brossard-679383160" text:style-name="Internet_20_link" text:visited-style-name="Visited_20_Internet_20_Link"><text:span text:style-name="T3">linkedin.com/in/mélissa-brossard-679383160</text:span></text:a></text:p><text:p text:style-name="P6"><text:span text:style-name="T4">Mon Github :</text:span></text:p><text:p text:style-name="P6"><text:a xlink:type="simple" xlink:href="https://github.com/meli850607" text:style-name="Internet_20_link" text:visited-style-name="Visited_20_Internet_20_Link"><text:span text:style-name="T3">https://github.com/meli850607</text:span></text:a></text:p><text:p text:style-name="P6"><text:span text:style-name="T4">Mes Compétences :</text:span></text:p><text:p text:style-name="P6"><text:span text:style-name="T3">HTML/CSS</text:span></text:p><text:p text:style-name="P8"><text:span text:style-name="T3">JAVASCRIPT</text:span></text:p><text:p text:style-name="P8"><text:span text:style-name="T3">REACT</text:span></text:p><text:p text:style-name="P8"><text:span text:style-name="T3">REACT-NATIVE</text:span></text:p><text:p text:style-name="P8"><text:span text:style-name="T3">PRESTASHOP</text:span></text:p><text:p text:style-name="P8"><text:span text:style-name="T3">WORDPRESS</text:span></text:p><text:p text:style-name="P6"><text:span text:style-name="T4">Autres :</text:span></text:p><text:p text:style-name="P6"><text:span text:style-name="T3">Word</text:span></text:p><text:p text:style-name="P8"><text:span text:style-name="T3">Excel</text:span></text:p><text:p text:style-name="P8"><text:span text:style-name="T3">PowerPoint</text:span></text:p><text:p text:style-name="P8"><text:span text:style-name="T3">Anglais lu et écrit</text:span></text:p><text:p text:style-name="P6"><text:span text:style-name="T4">Mes Hobbies :</text:span></text:p><text:p text:style-name="P6"><text:span text:style-name="T3">Le Numérique</text:span></text:p><text:p text:style-name="P8"><text:span text:style-name="T3">Les Nouvelles Technologies</text:span></text:p><text:p text:style-name="P8"><text:span text:style-name="T3">Les Jeux Vidéos</text:span></text:p><text:p text:style-name="P8"><text:span text:style-name="T3">La Cuisine</text:span></text:p><text:p text:style-name="P8"><text:span text:style-name="T3">Astronomie</text:span></text:p><text:p text:style-name="P8"><text:span text:style-name="T3">Sciences</text:span></text:p><text:p text:style-name="P9"/><text:p text:style-name="P7"><text:span text:style-name="T4"><text:tab/></text:span></text:p></table:table-cell></table:table-row></table:table></draw:text-box></draw:frame><text:span text:style-name="T6">Intégratrice web/ Développeuse web junior</text:span></text:p>
      <text:p text:style-name="P10"><text:span text:style-name="T7">Formations</text:span></text:p>
      <text:p text:style-name="P12"><text:span text:style-name="T8">Février / Août 2018 </text:span><text:span text:style-name="Strong"><text:span text:style-name="T8">:</text:span></text:span></text:p>
      <text:p text:style-name="P13"><text:span text:style-name="Strong"><text:span text:style-name="T8">Formation de développeur web</text:span></text:span><text:span text:style-name="T8"> </text:span></text:p>
      <text:p text:style-name="P13"><text:span text:style-name="T8">Centre ARINFO la Roche-Sur-Yon</text:span></text:p>
      <text:p text:style-name="P13"><text:span text:style-name="T8">HTML-CSS, JavaScript, React, React-Native</text:span></text:p>
      <text:p text:style-name="P13"><text:span text:style-name="T8">CMS : Wordpress, Prestashop</text:span></text:p>
      <text:p text:style-name="P14"><text:span text:style-name="T8">Projet : site de Face-Vendée en collaboration avec 2 collègues. </text:span></text:p>
      <text:p text:style-name="P12"><text:span text:style-name="T8">Novembre 2017 / Février 2018 </text:span><text:span text:style-name="Strong"><text:span text:style-name="T8">:</text:span></text:span></text:p>
      <text:p text:style-name="P13"><text:span text:style-name="Strong"><text:span text:style-name="T8">Formation de réorientation</text:span></text:span></text:p>
      <text:p text:style-name="P13"><text:span text:style-name="T8">INSUP formation Challans</text:span></text:p>
      <text:p text:style-name="P13"><text:span text:style-name="T8">Première ligne de code sur le site code –academy :</text:span></text:p>
      <text:p text:style-name="P13"><text:span text:style-name="T8">HTML, JavaScript </text:span></text:p>
      <text:p text:style-name="P15"><text:span text:style-name="T8">Février / Avril 2015 </text:span><text:span text:style-name="Strong"><text:span text:style-name="T8">:</text:span></text:span></text:p>
      <text:p text:style-name="P16"><text:span text:style-name="Strong"><text:span text:style-name="T8">Formation de réorientation</text:span></text:span><text:span text:style-name="T8"> </text:span></text:p>
      <text:p text:style-name="P16"><text:span text:style-name="T8">IEM FP la Grillonnais Basse-Goulaine</text:span></text:p>
      <text:p text:style-name="P17"><text:span text:style-name="T8">Août 2013 / Août 2014 </text:span><text:span text:style-name="Strong"><text:span text:style-name="T8">:</text:span></text:span></text:p>
      <text:p text:style-name="P18"><text:span text:style-name="Strong"><text:span text:style-name="T8">Niveau titre professionnel vendeur conseil en magasin</text:span></text:span><text:span text:style-name="T8"> </text:span></text:p>
      <text:p text:style-name="P18"><text:span text:style-name="T8">Hyper U Challans</text:span></text:p>
      <text:p text:style-name="P19"><text:span text:style-name="T8">Janvier / Août 2013 </text:span><text:span text:style-name="Strong"><text:span text:style-name="T8">:</text:span></text:span></text:p>
      <text:p text:style-name="P20"><text:span text:style-name="Strong"><text:span text:style-name="T8">Parcours de la deuxième chance</text:span></text:span><text:span text:style-name="T8"> </text:span></text:p>
      <text:p text:style-name="P20"><text:span text:style-name="T8">Conseil Général de la Vendée à la Maison de l'Economie Challans</text:span></text:p>
      <text:p text:style-name="P21"><text:span text:style-name="T8">Septembre 2010 / Novembre 2011 </text:span><text:span text:style-name="Strong"><text:span text:style-name="T8">:</text:span></text:span></text:p>
      <text:p text:style-name="P22"><text:span text:style-name="Strong"><text:span text:style-name="T8">Niveau BEP hôtellerie-restauration</text:span></text:span><text:span text:style-name="T8"> </text:span></text:p>
      <text:p text:style-name="P22"><text:span text:style-name="T8">Lycée Professionnel Edouard Branly la Roche-Sur-Yon</text:span></text:p>
      <text:p text:style-name="P11"><text:span text:style-name="T7">Expériences professionnelles</text:span></text:p>
      <text:p text:style-name="P23"><text:span text:style-name="T8">Projet professionnel : site de Face-Vendée</text:span></text:p>
      <text:p text:style-name="P24"><text:span text:style-name="T8">Projets personnels : site statique en Html-Css, </text:span></text:p>
      <text:p text:style-name="P24"><text:span text:style-name="T8">applications en React, application mobile en React-Native,</text:span></text:p>
      <text:p text:style-name="P24"><text:span text:style-name="T8">sit</text:span><text:bookmark text:name="_GoBack"/><text:span text:style-name="T8">e en jekyll, wordpress et prestashop.</text:span></text:p>
      <text:p text:style-name="P26"/>
      <text:p text:style-name="P24"><text:span text:style-name="T8">Mars 2011 / Septembre 2014 </text:span></text:p>
      <text:p text:style-name="P25"><text:span text:style-name="T8">Diverses expériences professionnelles</text:span><text:span text:style-name="T9">:</text:span></text:p>
      <text:p text:style-name="P24"><text:span text:style-name="Strong"><text:span text:style-name="T8">Hôtesse de caisse</text:span></text:span><text:span text:style-name="T8"> </text:span></text:p>
      <text:p text:style-name="P24"><text:span text:style-name="Strong"><text:span text:style-name="T8">Aide en cuisine</text:span></text:span><text:span text:style-name="T8"> <text:s/></text:span></text:p>
      <text:p text:style-name="P24"><text:span text:style-name="Strong"><text:span text:style-name="T8">Serveuse</text:span></text:span><text:span text:style-name="T8"> 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ate0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3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4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rmations0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rmations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rmations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rmations3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ormations4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eu0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eu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eu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eu3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eu4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ssa brossard</meta:initial-creator>
    <dc:creator>melissa brossard</dc:creator>
    <meta:editing-cycles>13</meta:editing-cycles>
    <meta:print-date>2018-07-03T19:52:00</meta:print-date>
    <meta:creation-date>2018-06-18T17:16:00</meta:creation-date>
    <dc:date>2018-07-05T19:54:00</dc:date>
    <meta:editing-duration>PT1H55M</meta:editing-duration>
    <meta:generator>LibreOffice/5.1.6.2$Linux_X86_64 LibreOffice_project/10m0$Build-2</meta:generator>
    <meta:document-statistic meta:table-count="1" meta:image-count="0" meta:object-count="0" meta:page-count="1" meta:paragraph-count="66" meta:word-count="237" meta:character-count="1648" meta:non-whitespace-character-count="14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